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nventaire des orgues - modèle de données</text:title></text:p>
      <text:p text:style-name="OrgTitle"/>
      <text:p text:style-name="OrgSubtitle"><text:initial-creator>Bastien Guerry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Contents_20_1"><text:a xlink:type="simple" xlink:href="#org711e166">Fiche descriptive minimale de l'orgue</text:a></text:p>
          <text:p text:style-name="Contents_20_2"><text:a xlink:type="simple" xlink:href="#org12b6873">Partie instrumentale</text:a></text:p>
          <text:p text:style-name="Contents_20_3"><text:a xlink:type="simple" xlink:href="#org3629f36">Propriétés générales</text:a></text:p>
          <text:p text:style-name="Contents_20_3"><text:a xlink:type="simple" xlink:href="#org182da72">Description des composants</text:a></text:p>
          <text:p text:style-name="Contents_20_3"><text:a xlink:type="simple" xlink:href="#org84d6ac3">Composition des jeux</text:a></text:p>
          <text:p text:style-name="Contents_20_3"><text:a xlink:type="simple" xlink:href="#org3a6ec0c">Historique</text:a></text:p>
          <text:p text:style-name="Contents_20_3"><text:a xlink:type="simple" xlink:href="#org2864c7a">Données extérieures</text:a></text:p>
          <text:p text:style-name="Contents_20_2"><text:a xlink:type="simple" xlink:href="#org9100f73">Buffet</text:a></text:p>
          <text:p text:style-name="Contents_20_2"><text:a xlink:type="simple" xlink:href="#org0dc1e95">Édifice contenant l'orgue</text:a></text:p>
        </text:index-body>
      </text:table-of-content>
      <text:h text:style-name="Heading_20_1_unnumbered" text:outline-level="1" text:is-list-header="true">
<text:bookmark-start text:name="OrgXref.org711e166"/>
<text:bookmark text:name="org711e166"/>Fiche descriptive minimale de l'orgue
<text:bookmark-end text:name="OrgXref.org711e166"/></text:h>
      <text:p text:style-name="Text_20_body">Les termes en lettres majuscules et entre parenthèses correspondent au
nom des champs dans la base de données Palissy.
</text:p>
      <text:p text:style-name="Text_20_body">La fiche contiendra trois volets :
</text:p>
      <text:list text:style-name="OrgBulletedList" text:continue-numbering="false">
        <text:list-item>
          <text:p text:style-name="Text_20_body">la description de la partie instrumentale ;
</text:p>
        </text:list-item>
        <text:list-item>
          <text:p text:style-name="Text_20_body">celle du buffet d'orgue ;
</text:p>
        </text:list-item>
        <text:list-item>
          <text:p text:style-name="Text_20_body">celle de l'édifice contenant l'orgue.
</text:p>
        </text:list-item>
      </text:list>
      <text:p text:style-name="Text_20_body">La description de la partie instrumentale contiendra elle-même 
</text:p>
      <text:list text:style-name="OrgBulletedList" text:continue-numbering="false">
        <text:list-item>
          <text:p text:style-name="Text_20_body">une liste de propriétés « générales » ;
</text:p>
        </text:list-item>
        <text:list-item>
          <text:p text:style-name="Text_20_body">une description des composants matériels ;
</text:p>
        </text:list-item>
        <text:list-item>
          <text:p text:style-name="Text_20_body">la composition des jeux ;
</text:p>
        </text:list-item>
        <text:list-item>
          <text:p text:style-name="Text_20_body">un historique ;
</text:p>
        </text:list-item>
        <text:list-item>
          <text:p text:style-name="Text_20_body">des données extérieures.
</text:p>
        </text:list-item>
      </text:list>
      <text:p text:style-name="Text_20_body">À noter que des propriétés générales (comme le fait « d'être un
Merklin ») pourront être <text:span text:style-name="Emphasis">affichées</text:span> la présentation sommaire de
l'orgue, mais seulement <text:span text:style-name="Emphasis">éditée</text:span> depuis l'historique de l'orgue.
</text:p>
      <text:h text:style-name="Heading_20_2_unnumbered" text:outline-level="2" text:is-list-header="true">
<text:bookmark-start text:name="OrgXref.org12b6873"/>
<text:bookmark text:name="org12b6873"/>Partie instrumentale
<text:bookmark-end text:name="OrgXref.org12b6873"/></text:h>
      <text:h text:style-name="Heading_20_3_unnumbered" text:outline-level="3" text:is-list-header="true">
<text:bookmark-start text:name="OrgXref.org3629f36"/>
<text:bookmark text:name="org3629f36"/>Propriétés générales
<text:bookmark-end text:name="OrgXref.org3629f36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mp</text:p>
              </table:table-cell>
              <table:table-cell table:style-name="OrgTblCellTB">
                <text:p text:style-name="OrgTableHeadingLeft">Type de données</text:p>
              </table:table-cell>
              <table:table-cell table:style-name="OrgTblCellTB">
                <text:p text:style-name="OrgTableHeadingLeft">Lexique associé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ppellations (par ex: "grand orgue", cf. thesaurus)</text:p>
              </table:table-cell>
              <table:table-cell table:style-name="OrgTblCellT">
                <text:p text:style-name="OrgTableContentsLeft">Structuré</text:p>
              </table:table-cell>
              <table:table-cell table:style-name="OrgTblCellT">
                <text:p text:style-name="OrgTableContentsLeft">TICO</text:p>
              </table:table-cell>
            </table:table-row>
            <table:table-row>
              <table:table-cell table:style-name="OrgTblCell">
                <text:p text:style-name="OrgTableContentsLeft">Appréciation générale sur l'état (ETAT)</text:p>
              </table:table-cell>
              <table:table-cell table:style-name="OrgTblCell">
                <text:p text:style-name="OrgTableContentsLeft">Texte libre ?</text:p>
              </table:table-cell>
              <table:table-cell table:style-name="OrgTblCell">
                <text:p text:style-name="OrgTableContentsLeft">ETAT ?</text:p>
              </table:table-cell>
            </table:table-row>
            <table:table-row>
              <table:table-cell table:style-name="OrgTblCell">
                <text:p text:style-name="OrgTableContentsLeft">État (jouable, etc.)</text:p>
              </table:table-cell>
              <table:table-cell table:style-name="OrgTblCell">
                <text:p text:style-name="OrgTableContentsLeft">Texte libre ?</text:p>
              </table:table-cell>
              <table:table-cell table:style-name="OrgTblCell">
                <text:p text:style-name="OrgTableContentsLeft">Lexique existant ?</text:p>
              </table:table-cell>
            </table:table-row>
            <table:table-row>
              <table:table-cell table:style-name="OrgTblCell">
                <text:p text:style-name="OrgTableContentsLeft">Référence/lien dans Palissy (REF)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REF</text:p>
              </table:table-cell>
            </table:table-row>
            <table:table-row>
              <table:table-cell table:style-name="OrgTblCell">
                <text:p text:style-name="OrgTableContentsLeft">Affectataire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rocédure et conditions d'accès à l'instrument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ropriétaire (ou statut (STAT) ?)</text:p>
              </table:table-cell>
              <table:table-cell table:style-name="OrgTblCell">
                <text:p text:style-name="OrgTableContentsLeft">Structuré ?</text:p>
              </table:table-cell>
              <table:table-cell table:style-name="OrgTblCell">
                <text:p text:style-name="OrgTableContentsLeft">STAT ?</text:p>
              </table:table-cell>
            </table:table-row>
            <table:table-row>
              <table:table-cell table:style-name="OrgTblCell">
                <text:p text:style-name="OrgTableContentsLeft">Observations (OBS)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Intérêt (INTE)</text:p>
              </table:table-cell>
              <table:table-cell table:style-name="OrgTblCellB">
                <text:p text:style-name="OrgTableContentsLeft">Structuré</text:p>
              </table:table-cell>
              <table:table-cell table:style-name="OrgTblCellB">
                <text:p text:style-name="OrgTableContentsLeft">Thesaurus ?</text:p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182da72"/>
<text:bookmark text:name="org182da72"/>Description des composants
<text:bookmark-end text:name="OrgXref.org182da72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mp</text:p>
              </table:table-cell>
              <table:table-cell table:style-name="OrgTblCellTB">
                <text:p text:style-name="OrgTableHeadingLeft">Type de données</text:p>
              </table:table-cell>
              <table:table-cell table:style-name="OrgTblCellTB">
                <text:p text:style-name="OrgTableHeadingLeft">Lexique associé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Meuble de console</text:p>
              </table:table-cell>
              <table:table-cell table:style-name="OrgTblCellT">
                <text:p text:style-name="OrgTableContentsLeft">Texte libre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onsole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laviers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édalier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nsmission des notes et des jeux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Vocabulaire orgue</text:p>
              </table:table-cell>
            </table:table-row>
            <table:table-row>
              <table:table-cell table:style-name="OrgTblCell">
                <text:p text:style-name="OrgTableContentsLeft">Accouplements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mmiers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uyauterie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limentation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Vocabulaire orgue</text:p>
              </table:table-cell>
            </table:table-row>
            <table:table-row>
              <table:table-cell table:style-name="OrgTblCell">
                <text:p text:style-name="OrgTableContentsLeft">Soufflerie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apason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mpérament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Vocabulaire orgue</text:p>
              </table:table-cell>
            </table:table-row>
            <table:table-row>
              <table:table-cell table:style-name="OrgTblCellB">
                <text:p text:style-name="OrgTableContentsLeft">Accessoires</text:p>
              </table:table-cell>
              <table:table-cell table:style-name="OrgTblCellB">
                <text:p text:style-name="OrgTableContentsLeft">Texte libre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84d6ac3"/>
<text:bookmark text:name="org84d6ac3"/>Composition des jeux
<text:bookmark-end text:name="OrgXref.org84d6ac3"/></text:h>
      <text:p text:style-name="Text_20_body">TBD
</text:p>
      <text:h text:style-name="Heading_20_3_unnumbered" text:outline-level="3" text:is-list-header="true">
<text:bookmark-start text:name="OrgXref.org3a6ec0c"/>
<text:bookmark text:name="org3a6ec0c"/>Historique
<text:bookmark-end text:name="OrgXref.org3a6ec0c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mp</text:p>
              </table:table-cell>
              <table:table-cell table:style-name="OrgTblCellTB">
                <text:p text:style-name="OrgTableHeadingLeft">Type de données</text:p>
              </table:table-cell>
              <table:table-cell table:style-name="OrgTblCellTB">
                <text:p text:style-name="OrgTableHeadingLeft">Lexique associé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En YYYY, l'orgue est construit par A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 YYYY, l'orgue est restauré par A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 YYYY, l'orgue est déplacé de A à B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 YYYY, l'orgue a pour nouveau titulaire A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 YYYY, orgue est protégé en tant que XXX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 YYYY, date d'enquête (DENQ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n YYYY, date bordereau (DBOR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ate saisie notice (Palissy ou Gertrude) par contributeur (PERS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Date de contrat d'entretien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2864c7a"/>
<text:bookmark text:name="org2864c7a"/>Données extérieures
<text:bookmark-end text:name="OrgXref.org2864c7a"/></text:h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mp</text:p>
              </table:table-cell>
              <table:table-cell table:style-name="OrgTblCellTB">
                <text:p text:style-name="OrgTableHeadingLeft">Type de données</text:p>
              </table:table-cell>
              <table:table-cell table:style-name="OrgTblCellTB">
                <text:p text:style-name="OrgTableHeadingLeft">Lexique associé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rchives (paroissiales, diocésaines, associatives, etc.)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Bibliographie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idéo (+ auteur, licence, description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udio (+ auteur, licence, description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hoto (+ auteur, licence, description)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cographie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Documentation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9100f73"/>
<text:bookmark text:name="org9100f73"/>Buffet
<text:bookmark-end text:name="OrgXref.org9100f73"/></text:h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mp</text:p>
              </table:table-cell>
              <table:table-cell table:style-name="OrgTblCellTB">
                <text:p text:style-name="OrgTableHeadingLeft">Type de données</text:p>
              </table:table-cell>
              <table:table-cell table:style-name="OrgTblCellTB">
                <text:p text:style-name="OrgTableHeadingLeft">Lexique associé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escription (DESC)</text:p>
              </table:table-cell>
              <table:table-cell table:style-name="OrgTblCellT">
                <text:p text:style-name="OrgTableContentsLeft">Texte libre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écor (REPR)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scriptions (INSC)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uteur(s) (AUTR)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Historique (DATE)</text:p>
              </table:table-cell>
              <table:table-cell table:style-name="OrgTblCell">
                <text:p text:style-name="OrgTableContentsLeft">Date structuré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tériau (MATR)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Matériaux</text:p>
              </table:table-cell>
            </table:table-row>
            <table:table-row>
              <table:table-cell table:style-name="OrgTblCell">
                <text:p text:style-name="OrgTableContentsLeft">État (ETAT)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État</text:p>
              </table:table-cell>
            </table:table-row>
            <table:table-row>
              <table:table-cell table:style-name="OrgTblCellB">
                <text:p text:style-name="OrgTableContentsLeft">Référence/lien dans Palissy (REF)</text:p>
              </table:table-cell>
              <table:table-cell table:style-name="OrgTblCellB">
                <text:p text:style-name="OrgTableContentsLeft">Structuré</text:p>
              </table:table-cell>
              <table:table-cell table:style-name="OrgTblCellB">
                <text:p text:style-name="OrgTableContentsLeft">REF</text:p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0dc1e95"/>
<text:bookmark text:name="org0dc1e95"/>Édifice contenant l'orgue
<text:bookmark-end text:name="OrgXref.org0dc1e95"/></text:h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mp</text:p>
              </table:table-cell>
              <table:table-cell table:style-name="OrgTblCellTB">
                <text:p text:style-name="OrgTableHeadingLeft">Type de données</text:p>
              </table:table-cell>
              <table:table-cell table:style-name="OrgTblCellTB">
                <text:p text:style-name="OrgTableHeadingLeft">Lexique associé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Localisation (Adresse postal, coordonnées GPS)</text:p>
              </table:table-cell>
              <table:table-cell table:style-name="OrgTblCellT">
                <text:p text:style-name="OrgTableContentsLeft">Texte libre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itre courant (Dénomination/Genre/Appellation/Titre)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ropriétaire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rotection MH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Protection</text:p>
              </table:table-cell>
            </table:table-row>
            <table:table-row>
              <table:table-cell table:style-name="OrgTblCell">
                <text:p text:style-name="OrgTableContentsLeft">Référence/lien dans Mérimée (REFA)</text:p>
              </table:table-cell>
              <table:table-cell table:style-name="OrgTblCell">
                <text:p text:style-name="OrgTableContentsLeft">Structuré</text:p>
              </table:table-cell>
              <table:table-cell table:style-name="OrgTblCell">
                <text:p text:style-name="OrgTableContentsLeft">REFA</text:p>
              </table:table-cell>
            </table:table-row>
            <table:table-row>
              <table:table-cell table:style-name="OrgTblCell">
                <text:p text:style-name="OrgTableContentsLeft">Localisation de l'instrument dans l'édifice et accès à l'instrument</text:p>
              </table:table-cell>
              <table:table-cell table:style-name="OrgTblCell">
                <text:p text:style-name="OrgTableContentsLeft">Texte li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ombre de places assises</text:p>
              </table:table-cell>
              <table:table-cell table:style-name="OrgTblCell">
                <text:p text:style-name="OrgTableContentsLeft">Nombr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Acoustique de l'édifice</text:p>
              </table:table-cell>
              <table:table-cell table:style-name="OrgTblCellB">
                <text:p text:style-name="OrgTableContentsLeft">Texte libre</text:p>
              </table:table-cell>
              <table:table-cell table:style-name="OrgTblCellB">
                <text:p text:style-name="OrgTableContentsLeft">?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stien Guerry</dc:creator>
    <meta:initial-creator>Bastien Guerry</meta:initial-creator>
    <dc:date>2017-05-04T09:54:43</dc:date>
    <meta:creation-date>2017-05-04T09:54:43</meta:creation-date>
    <meta:generator>Emacs 26.0.50 (Org mode 9.0.6)</meta:generator>
    <meta:keyword/>
    <dc:subject/>
    <dc:title>Inventaire des orgues - modèle de données</dc:title>
  </office:meta>
</office:document-meta>
</file>